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ndidateComponentsIndex.parseIndex( List &lt; Properties &gt; cont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andidateComponentsIndex.getCandidateTypes( String basePackage , String stereo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ntry.Entry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ry.match( String basePack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ndidateComponentsIndex.CandidateComponentsIndex( List &lt; Properties &gt;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